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70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15" table:default-cell-style-name="ce70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5"/>
          <table:table-cell table:number-columns-repeated="894"/>
        </table:table-row>
        <table:table-row table:style-name="ro5">
          <table:table-cell table:number-columns-repeated="3"/>
          <table:table-cell table:style-name="ce61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5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68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 table:number-columns-repeated="2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51" table:number-columns-repeated="2"/>
          <table:table-cell table:style-name="ce58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number-columns-repeated="3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8" office:value-type="string" calcext:value-type="string">
            <text:p>Final</text:p>
          </table:table-cell>
          <table:table-cell/>
          <table:table-cell table:style-name="ce15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8" office:value-type="string" calcext:value-type="string">
            <text:p>First Third</text:p>
          </table:table-cell>
          <table:table-cell table:style-name="ce68"/>
          <table:table-cell table:style-name="ce68" office:value-type="string" calcext:value-type="string">
            <text:p>Participation</text:p>
          </table:table-cell>
          <table:table-cell table:style-name="ce68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3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ce70"/>
          <table:table-cell table:style-name="ce68"/>
          <table:table-cell table:style-name="ce15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4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 table:formula="of:=(0.1*[.G14])+(0.6*[.H14])+(0.3*[.I14])" office:value-type="float" office:value="6.50333333333333" calcext:value-type="float">
            <text:p>6.5</text:p>
          </table:table-cell>
          <table:table-cell/>
          <table:table-cell table:formula="of:=AVERAGE([.Q14];[.W14];[.AC14];[.AH14])" office:value-type="float" office:value="9.33333333333333" calcext:value-type="float">
            <text:p>9.3</text:p>
          </table:table-cell>
          <table:table-cell table:formula="of:=AVERAGE([.U14];[.V14];[.AA14];[.AB14];[.AG14])" office:value-type="float" office:value="9.28333333333333" calcext:value-type="float">
            <text:p>9.3</text:p>
          </table:table-cell>
          <table:table-cell table:number-columns-repeated="2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table:number-columns-repeated="2"/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 table:formula="of:=(0.1*[.G15])+(0.6*[.H15])+(0.3*[.I15])" office:value-type="float" office:value="6.33333333333333" calcext:value-type="float">
            <text:p>6.3</text:p>
          </table:table-cell>
          <table:table-cell/>
          <table:table-cell table:formula="of:=AVERAGE([.Q15];[.W15];[.AC15];[.AH15])" office:value-type="float" office:value="9.33333333333333" calcext:value-type="float">
            <text:p>9.3</text:p>
          </table:table-cell>
          <table:table-cell table:formula="of:=AVERAGE([.U15];[.V15];[.AA15];[.AB15];[.AG15])" office:value-type="float" office:value="9" calcext:value-type="float">
            <text:p>9.0</text:p>
          </table:table-cell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 office:value-type="float" office:value="8" calcext:value-type="float">
            <text:p>8</text:p>
          </table:table-cell>
          <table:table-cell table:style-name="ce75" table:number-columns-repeated="2"/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 table:formula="of:=(0.1*[.G16])+(0.6*[.H16])+(0.3*[.I16])" office:value-type="float" office:value="6.325" calcext:value-type="float">
            <text:p>6.3</text:p>
          </table:table-cell>
          <table:table-cell/>
          <table:table-cell table:formula="of:=AVERAGE([.Q16];[.W16];[.AC16];[.AH16])" office:value-type="float" office:value="9.25" calcext:value-type="float">
            <text:p>9.3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 table:formula="of:=(0.1*[.G17])+(0.6*[.H17])+(0.3*[.I17])" office:value-type="float" office:value="6.307" calcext:value-type="float">
            <text:p>6.3</text:p>
          </table:table-cell>
          <table:table-cell/>
          <table:table-cell table:formula="of:=AVERAGE([.Q17];[.W17];[.AC17];[.AH17])" office:value-type="float" office:value="9.25" calcext:value-type="float">
            <text:p>9.3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 office:value-type="float" office:value="9.7" calcext:value-type="float">
            <text:p>9.7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 table:formula="of:=(0.1*[.G18])+(0.6*[.H18])+(0.3*[.I18])" office:value-type="float" office:value="6.39333333333333" calcext:value-type="float">
            <text:p>6.4</text:p>
          </table:table-cell>
          <table:table-cell/>
          <table:table-cell table:formula="of:=AVERAGE([.Q18];[.W18];[.AC18];[.AH18])" office:value-type="float" office:value="9.33333333333333" calcext:value-type="float">
            <text:p>9.3</text:p>
          </table:table-cell>
          <table:table-cell table:formula="of:=AVERAGE([.U18];[.V18];[.AA18];[.AB18];[.AG18])" office:value-type="float" office:value="9.1" calcext:value-type="float">
            <text:p>9.1</text:p>
          </table:table-cell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85"/>
          <table:table-cell table:style-name="ce75"/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 office:value-type="float" office:value="9.7" calcext:value-type="float">
            <text:p>9.7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W19];[.AC19];[.AH19])" office:value-type="string" office:string-value="" calcext:value-type="error">
            <text:p>#DIV/0!</text:p>
          </table:table-cell>
          <table:table-cell table:formula="of:=AVERAGE([.U19];[.V19];[.AA19];[.AB19];[.AG19])" office:value-type="float" office:value="0" calcext:value-type="float">
            <text:p>0.0</text:p>
          </table:table-cell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 table:number-columns-repeated="3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/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table:number-columns-repeated="2"/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/>
          <table:table-cell table:style-name="ce68" table:formula="of:=(0.1*[.G20])+(0.6*[.H20])+(0.3*[.I20])" office:value-type="float" office:value="6.385" calcext:value-type="float">
            <text:p>6.4</text:p>
          </table:table-cell>
          <table:table-cell table:style-name="ce27"/>
          <table:table-cell table:formula="of:=AVERAGE([.Q20];[.W20];[.AC20];[.AH20])" office:value-type="float" office:value="9.25" calcext:value-type="float">
            <text:p>9.3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 office:value-type="float" office:value="9.7" calcext:value-type="float">
            <text:p>9.7</text:p>
          </table:table-cell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ce68" table:formula="of:=(0.1*[.G21])+(0.6*[.H21])+(0.3*[.I21])" office:value-type="float" office:value="6.421" calcext:value-type="float">
            <text:p>6.4</text:p>
          </table:table-cell>
          <table:table-cell table:style-name="ce70"/>
          <table:table-cell table:formula="of:=AVERAGE([.Q21];[.W21];[.AC21];[.AH21])" office:value-type="float" office:value="9.25" calcext:value-type="float">
            <text:p>9.3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table:style-name="ce75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 table:formula="of:=(0.1*[.G22])+(0.6*[.H22])+(0.3*[.I22])" office:value-type="float" office:value="6.397" calcext:value-type="float">
            <text:p>6.4</text:p>
          </table:table-cell>
          <table:table-cell/>
          <table:table-cell table:formula="of:=AVERAGE([.Q22];[.W22];[.AC22];[.AH22])" office:value-type="float" office:value="9.25" calcext:value-type="float">
            <text:p>9.3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table:style-name="ce75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 table:formula="of:=(0.1*[.G23])+(0.6*[.H23])+(0.3*[.I23])" office:value-type="float" office:value="0.95" calcext:value-type="float">
            <text:p>1.0</text:p>
          </table:table-cell>
          <table:table-cell/>
          <table:table-cell table:formula="of:=AVERAGE([.Q23];[.W23];[.AC23];[.AH23])" office:value-type="float" office:value="9.5" calcext:value-type="float">
            <text:p>9.5</text:p>
          </table:table-cell>
          <table:table-cell table:formula="of:=AVERAGE([.U23];[.V23];[.AA23];[.AB23];[.AG23])" office:value-type="float" office:value="0" calcext:value-type="float">
            <text:p>0.0</text:p>
          </table:table-cell>
          <table:table-cell table:style-name="ce75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office:value-type="float" office:value="0" calcext:value-type="float">
            <text:p>0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table:number-columns-repeated="2"/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 table:formula="of:=(0.1*[.G24])+(0.6*[.H24])+(0.3*[.I24])" office:value-type="float" office:value="6.385" calcext:value-type="float">
            <text:p>6.4</text:p>
          </table:table-cell>
          <table:table-cell/>
          <table:table-cell table:formula="of:=AVERAGE([.Q24];[.W24];[.AC24];[.AH24])" office:value-type="float" office:value="9.25" calcext:value-type="float">
            <text:p>9.3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table:style-name="ce75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 office:value-type="float" office:value="10" calcext:value-type="float">
            <text:p>10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W25];[.AC25];[.AH25])" office:value-type="string" office:string-value="" calcext:value-type="error">
            <text:p>#DIV/0!</text:p>
          </table:table-cell>
          <table:table-cell table:formula="of:=AVERAGE([.U25];[.V25];[.AA25];[.AB25];[.AG2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10" office:value-type="string" calcext:value-type="string">
            <text:p>Sofia?</text:p>
          </table:table-cell>
          <table:table-cell table:style-name="ce64" table:number-columns-repeated="2"/>
          <table:table-cell office:value-type="string" calcext:value-type="string">
            <text:p>Sofia?</text:p>
          </table:table-cell>
          <table:table-cell/>
          <table:table-cell table:style-name="ce64" table:number-columns-repeated="3"/>
          <table:table-cell office:value-type="string" calcext:value-type="string">
            <text:p>Sofia?</text:p>
          </table:table-cell>
          <table:table-cell/>
          <table:table-cell table:style-name="ce75"/>
          <table:table-cell table:style-name="ce64"/>
          <table:table-cell table:style-name="ce75"/>
          <table:table-cell table:style-name="ce64"/>
          <table:table-cell office:value-type="string" calcext:value-type="string">
            <text:p>Sofia?</text:p>
          </table:table-cell>
          <table:table-cell/>
          <table:table-cell table:style-name="ce64"/>
          <table:table-cell table:style-name="ce75" table:number-columns-repeated="2"/>
          <table:table-cell/>
          <table:table-cell table:style-name="ce10" office:value-type="string" calcext:value-type="string">
            <text:p>Sofia?</text:p>
          </table:table-cell>
          <table:table-cell table:number-columns-repeated="872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/>
          <table:table-cell table:style-name="ce75"/>
          <table:table-cell table:style-name="ce64"/>
          <table:table-cell table:number-columns-repeated="2"/>
          <table:table-cell table:style-name="ce16"/>
          <table:table-cell table:style-name="ce68"/>
          <table:table-cell table:style-name="ce75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25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3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5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6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07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08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Secon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4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5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6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7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3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9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10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11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12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Thir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8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9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10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11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13:19:27.179737739</dc:date>
    <meta:editing-duration>P2DT15H27M48S</meta:editing-duration>
    <meta:editing-cycles>481</meta:editing-cycles>
    <meta:generator>LibreOffice/7.3.7.2$Linux_X86_64 LibreOffice_project/30$Build-2</meta:generator>
    <meta:document-statistic meta:table-count="3" meta:cell-count="613" meta:object-count="0"/>
  </office:meta>
</office:document-meta>
</file>